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6909in" svg:height="3.9528in" svg:x="3.5886in" svg:y="2.9701in">
            <draw:object draw:notify-on-update-of-ranges="Sheet1.A1:Sheet1.A1 Sheet1.A2:Sheet1.A51 Sheet1.B1:Sheet1.B1 Sheet1.B2:Sheet1.B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9917in" svg:height="3.5453in" svg:x="0.7587in" svg:y="0.0417in">
            <draw:object draw:notify-on-update-of-ranges="Sheet1.A1:Sheet1.A1 Sheet1.A2:Sheet1.A51 Sheet1.C1:Sheet1.C1 Sheet1.C2:Sheet1.C5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CS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8572545426907" calcext:value-type="float">
            <text:p>0.5585725454</text:p>
          </table:table-cell>
          <table:table-cell office:value-type="float" office:value="940.833856097517" calcext:value-type="float">
            <text:p>940.83385609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11253937661884" calcext:value-type="float">
            <text:p>0.4112539377</text:p>
          </table:table-cell>
          <table:table-cell office:value-type="float" office:value="940.051263862117" calcext:value-type="float">
            <text:p>940.05126386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0316848272932" calcext:value-type="float">
            <text:p>0.6503168483</text:p>
          </table:table-cell>
          <table:table-cell office:value-type="float" office:value="920.939707535942" calcext:value-type="float">
            <text:p>920.93970753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83769867190305" calcext:value-type="float">
            <text:p>0.4837698672</text:p>
          </table:table-cell>
          <table:table-cell office:value-type="float" office:value="905.000667014557" calcext:value-type="float">
            <text:p>905.00066701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30658619176643" calcext:value-type="float">
            <text:p>0.5306586192</text:p>
          </table:table-cell>
          <table:table-cell office:value-type="float" office:value="880.055865783253" calcext:value-type="float">
            <text:p>880.05586578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63856444736045" calcext:value-type="float">
            <text:p>0.5638564447</text:p>
          </table:table-cell>
          <table:table-cell office:value-type="float" office:value="889.426779610342" calcext:value-type="float">
            <text:p>889.42677961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39234265879474" calcext:value-type="float">
            <text:p>0.6392342659</text:p>
          </table:table-cell>
          <table:table-cell office:value-type="float" office:value="865.037559169084" calcext:value-type="float">
            <text:p>865.03755916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1554249706218" calcext:value-type="float">
            <text:p>0.5615542497</text:p>
          </table:table-cell>
          <table:table-cell office:value-type="float" office:value="868.960177797188" calcext:value-type="float">
            <text:p>868.96017779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67946452252497" calcext:value-type="float">
            <text:p>0.5679464523</text:p>
          </table:table-cell>
          <table:table-cell office:value-type="float" office:value="896.939075292251" calcext:value-type="float">
            <text:p>896.93907529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48619802413754" calcext:value-type="float">
            <text:p>0.6486198024</text:p>
          </table:table-cell>
          <table:table-cell office:value-type="float" office:value="847.39964674929" calcext:value-type="float">
            <text:p>847.39964674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05336383484822" calcext:value-type="float">
            <text:p>0.7053363835</text:p>
          </table:table-cell>
          <table:table-cell office:value-type="float" office:value="815.814018946264" calcext:value-type="float">
            <text:p>815.81401894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21714305461268" calcext:value-type="float">
            <text:p>0.6217143055</text:p>
          </table:table-cell>
          <table:table-cell office:value-type="float" office:value="836.756658705591" calcext:value-type="float">
            <text:p>836.75665870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65765698368428" calcext:value-type="float">
            <text:p>0.6657656984</text:p>
          </table:table-cell>
          <table:table-cell office:value-type="float" office:value="841.00114348605" calcext:value-type="float">
            <text:p>841.00114348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03217635667835" calcext:value-type="float">
            <text:p>0.7032176357</text:p>
          </table:table-cell>
          <table:table-cell office:value-type="float" office:value="816.6539380777" calcext:value-type="float">
            <text:p>816.65393807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73464333120259" calcext:value-type="float">
            <text:p>0.6734643331</text:p>
          </table:table-cell>
          <table:table-cell office:value-type="float" office:value="806.341487569022" calcext:value-type="float">
            <text:p>806.3414875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93959607100501" calcext:value-type="float">
            <text:p>0.6939596071</text:p>
          </table:table-cell>
          <table:table-cell office:value-type="float" office:value="792.953240274932" calcext:value-type="float">
            <text:p>792.95324027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01450063962316" calcext:value-type="float">
            <text:p>0.701450064</text:p>
          </table:table-cell>
          <table:table-cell office:value-type="float" office:value="802.133099553336" calcext:value-type="float">
            <text:p>802.13309955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39720699584473" calcext:value-type="float">
            <text:p>0.7397206996</text:p>
          </table:table-cell>
          <table:table-cell office:value-type="float" office:value="811.292942742155" calcext:value-type="float">
            <text:p>811.29294274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92055360199725" calcext:value-type="float">
            <text:p>0.6920553602</text:p>
          </table:table-cell>
          <table:table-cell office:value-type="float" office:value="782.007956118062" calcext:value-type="float">
            <text:p>782.00795611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37671924564715" calcext:value-type="float">
            <text:p>0.7376719246</text:p>
          </table:table-cell>
          <table:table-cell office:value-type="float" office:value="796.196940637766" calcext:value-type="float">
            <text:p>796.19694063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81616030466911" calcext:value-type="float">
            <text:p>0.6816160305</text:p>
          </table:table-cell>
          <table:table-cell office:value-type="float" office:value="786.482179384871" calcext:value-type="float">
            <text:p>786.48217938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35370797243796" calcext:value-type="float">
            <text:p>0.7353707972</text:p>
          </table:table-cell>
          <table:table-cell office:value-type="float" office:value="769.121606205936" calcext:value-type="float">
            <text:p>769.12160620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91135723697491" calcext:value-type="float">
            <text:p>0.7911357237</text:p>
          </table:table-cell>
          <table:table-cell office:value-type="float" office:value="776.733226260511" calcext:value-type="float">
            <text:p>776.73322626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69350886971036" calcext:value-type="float">
            <text:p>0.669350887</text:p>
          </table:table-cell>
          <table:table-cell office:value-type="float" office:value="778.615413559735" calcext:value-type="float">
            <text:p>778.61541355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87402264869812" calcext:value-type="float">
            <text:p>0.6874022649</text:p>
          </table:table-cell>
          <table:table-cell office:value-type="float" office:value="771.732564321413" calcext:value-type="float">
            <text:p>771.73256432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93691510542534" calcext:value-type="float">
            <text:p>0.6936915105</text:p>
          </table:table-cell>
          <table:table-cell office:value-type="float" office:value="771.313732625134" calcext:value-type="float">
            <text:p>771.31373262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47857522536763" calcext:value-type="float">
            <text:p>0.7478575225</text:p>
          </table:table-cell>
          <table:table-cell office:value-type="float" office:value="776.579354907223" calcext:value-type="float">
            <text:p>776.57935490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14869171402954" calcext:value-type="float">
            <text:p>0.7148691714</text:p>
          </table:table-cell>
          <table:table-cell office:value-type="float" office:value="768.459503247585" calcext:value-type="float">
            <text:p>768.45950324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44153287466487" calcext:value-type="float">
            <text:p>0.7441532875</text:p>
          </table:table-cell>
          <table:table-cell office:value-type="float" office:value="777.848322282844" calcext:value-type="float">
            <text:p>777.84832228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85857219205744" calcext:value-type="float">
            <text:p>0.6858572192</text:p>
          </table:table-cell>
          <table:table-cell office:value-type="float" office:value="776.850007706512" calcext:value-type="float">
            <text:p>776.85000770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37397588292778" calcext:value-type="float">
            <text:p>0.7373975883</text:p>
          </table:table-cell>
          <table:table-cell office:value-type="float" office:value="760.515676268947" calcext:value-type="float">
            <text:p>760.51567626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78543331593663" calcext:value-type="float">
            <text:p>0.6785433316</text:p>
          </table:table-cell>
          <table:table-cell office:value-type="float" office:value="753.94672696989" calcext:value-type="float">
            <text:p>753.94672696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9774019121459" calcext:value-type="float">
            <text:p>0.6977401912</text:p>
          </table:table-cell>
          <table:table-cell office:value-type="float" office:value="734.539857710426" calcext:value-type="float">
            <text:p>734.53985771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24137934604869" calcext:value-type="float">
            <text:p>0.7241379346</text:p>
          </table:table-cell>
          <table:table-cell office:value-type="float" office:value="741.871268161286" calcext:value-type="float">
            <text:p>741.87126816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65490945684542" calcext:value-type="float">
            <text:p>0.7654909457</text:p>
          </table:table-cell>
          <table:table-cell office:value-type="float" office:value="729.572628314484" calcext:value-type="float">
            <text:p>729.57262831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83641076366487" calcext:value-type="float">
            <text:p>0.7836410764</text:p>
          </table:table-cell>
          <table:table-cell office:value-type="float" office:value="746.388318379406" calcext:value-type="float">
            <text:p>746.38831837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58524960422769" calcext:value-type="float">
            <text:p>0.7585249604</text:p>
          </table:table-cell>
          <table:table-cell office:value-type="float" office:value="726.868183482044" calcext:value-type="float">
            <text:p>726.8681834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82284830923468" calcext:value-type="float">
            <text:p>0.7822848309</text:p>
          </table:table-cell>
          <table:table-cell office:value-type="float" office:value="740.866940814914" calcext:value-type="float">
            <text:p>740.86694081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08021918527948" calcext:value-type="float">
            <text:p>0.7080219185</text:p>
          </table:table-cell>
          <table:table-cell office:value-type="float" office:value="734.741450783378" calcext:value-type="float">
            <text:p>734.74145078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09617191592623" calcext:value-type="float">
            <text:p>0.8096171916</text:p>
          </table:table-cell>
          <table:table-cell office:value-type="float" office:value="723.706861909404" calcext:value-type="float">
            <text:p>723.70686190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62066508201298" calcext:value-type="float">
            <text:p>0.6620665082</text:p>
          </table:table-cell>
          <table:table-cell office:value-type="float" office:value="746.304544673737" calcext:value-type="float">
            <text:p>746.30454467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61166426886094" calcext:value-type="float">
            <text:p>0.7611664269</text:p>
          </table:table-cell>
          <table:table-cell office:value-type="float" office:value="736.479264976981" calcext:value-type="float">
            <text:p>736.4792649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28374487398461" calcext:value-type="float">
            <text:p>0.8283744874</text:p>
          </table:table-cell>
          <table:table-cell office:value-type="float" office:value="706.320488511202" calcext:value-type="float">
            <text:p>706.32048851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26761257633713" calcext:value-type="float">
            <text:p>0.8267612576</text:p>
          </table:table-cell>
          <table:table-cell office:value-type="float" office:value="719.115606610646" calcext:value-type="float">
            <text:p>719.11560661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4766333807507" calcext:value-type="float">
            <text:p>0.7476633381</text:p>
          </table:table-cell>
          <table:table-cell office:value-type="float" office:value="757.113339054643" calcext:value-type="float">
            <text:p>757.11333905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12383451943062" calcext:value-type="float">
            <text:p>0.8123834519</text:p>
          </table:table-cell>
          <table:table-cell office:value-type="float" office:value="707.904788644059" calcext:value-type="float">
            <text:p>707.90478864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08186724305902" calcext:value-type="float">
            <text:p>0.8081867243</text:p>
          </table:table-cell>
          <table:table-cell office:value-type="float" office:value="689.971018623787" calcext:value-type="float">
            <text:p>689.97101862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54713933851424" calcext:value-type="float">
            <text:p>0.8547139339</text:p>
          </table:table-cell>
          <table:table-cell office:value-type="float" office:value="655.158409867219" calcext:value-type="float">
            <text:p>655.15840986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38787361508951" calcext:value-type="float">
            <text:p>0.8387873615</text:p>
          </table:table-cell>
          <table:table-cell office:value-type="float" office:value="674.250568011341" calcext:value-type="float">
            <text:p>674.25056801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21172532253252" calcext:value-type="float">
            <text:p>0.8211725323</text:p>
          </table:table-cell>
          <table:table-cell office:value-type="float" office:value="646.933506078531" calcext:value-type="float">
            <text:p>646.93350607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0/00/0000</text:date>, <text:time style:data-style-name="N2" text:time-value="23:21:01.612372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20:08:05.855419024</meta:creation-date>
    <dc:date>2015-06-04T01:16:13.693527455</dc:date>
    <meta:editing-duration>PT21M38S</meta:editing-duration>
    <meta:editing-cycles>2</meta:editing-cycles>
    <meta:generator>LibreOffice/4.2.8.2$Linux_X86_64 LibreOffice_project/420m0$Build-2</meta:generator>
    <meta:document-statistic meta:table-count="1" meta:cell-count="1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776cm" svg:height="10.041cm" xlink:href=".." xlink:type="simple" chart:class="chart:scatter" chart:style-name="ch1">
        <chart:title svg:x="16.828cm" svg:y="0.336cm" chart:style-name="ch2">
          <text:p>F1-K</text:p>
        </chart:title>
        <chart:legend chart:legend-position="end" svg:x="33.035cm" svg:y="4.721cm" style:legend-expansion="high" chart:style-name="ch3"/>
        <chart:plot-area chart:style-name="ch4" table:cell-range-address="Sheet1.A1:Sheet1.B51" chart:data-source-has-labels="row" svg:x="1.706cm" svg:y="1.315cm" svg:width="30.634cm" svg:height="7.545cm">
          <chartooo:coordinate-region svg:x="2.433cm" svg:y="1.514cm" svg:width="29.627cm" svg:height="6.699cm"/>
          <chart:axis chart:dimension="x" chart:name="primary-x" chart:style-name="ch5">
            <chart:title svg:x="16.886cm" svg:y="9.06cm" chart:style-name="ch6">
              <text:p>k</text:p>
            </chart:title>
          </chart:axis>
          <chart:axis chart:dimension="y" chart:name="primary-y" chart:style-name="ch5">
            <chart:title svg:x="0.451cm" svg:y="5.329cm" chart:style-name="ch7">
              <text:p>F1</text:p>
            </chart:title>
            <chart:grid chart:style-name="ch8" chart:class="major"/>
          </chart:axis>
          <chart:series chart:style-name="ch9" chart:values-cell-range-address="Sheet1.B2:Sheet1.B51" chart:label-cell-address="Sheet1.B1:Sheet1.B1" chart:class="chart:scatter">
            <chart:domain table:cell-range-address="Sheet1.A2:Sheet1.A51"/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1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51</svg:desc>
                </draw:g>
              </table:table-cell>
              <table:table-cell office:value-type="float" office:value="0.558572545426907">
                <text:p>0.558572545426907</text:p>
                <draw:g>
                  <svg:desc>Sheet1.B2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411253937661884">
                <text:p>0.411253937661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650316848272932">
                <text:p>0.6503168482729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483769867190305">
                <text:p>0.4837698671903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530658619176643">
                <text:p>0.5306586191766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563856444736045">
                <text:p>0.563856444736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639234265879474">
                <text:p>0.639234265879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561554249706218">
                <text:p>0.5615542497062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.567946452252497">
                <text:p>0.5679464522524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648619802413754">
                <text:p>0.6486198024137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0.705336383484822">
                <text:p>0.7053363834848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0.621714305461268">
                <text:p>0.621714305461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0.665765698368428">
                <text:p>0.6657656983684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0.703217635667835">
                <text:p>0.703217635667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0.673464333120259">
                <text:p>0.6734643331202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.693959607100501">
                <text:p>0.6939596071005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0.701450063962316">
                <text:p>0.7014500639623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.739720699584473">
                <text:p>0.7397206995844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0.692055360199725">
                <text:p>0.6920553601997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737671924564715">
                <text:p>0.7376719245647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0.681616030466911">
                <text:p>0.6816160304669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0.735370797243796">
                <text:p>0.7353707972437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0.791135723697491">
                <text:p>0.7911357236974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0.669350886971036">
                <text:p>0.6693508869710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0.687402264869812">
                <text:p>0.6874022648698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0.693691510542534">
                <text:p>0.6936915105425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0.747857522536763">
                <text:p>0.7478575225367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0.714869171402954">
                <text:p>0.7148691714029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0.744153287466487">
                <text:p>0.7441532874664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685857219205744">
                <text:p>0.6858572192057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0.737397588292778">
                <text:p>0.7373975882927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0.678543331593663">
                <text:p>0.6785433315936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0.69774019121459">
                <text:p>0.697740191214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0.724137934604869">
                <text:p>0.7241379346048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0.765490945684542">
                <text:p>0.765490945684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0.783641076366487">
                <text:p>0.7836410763664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0.758524960422769">
                <text:p>0.7585249604227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0.782284830923468">
                <text:p>0.7822848309234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0.708021918527948">
                <text:p>0.7080219185279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809617191592623">
                <text:p>0.8096171915926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0.662066508201298">
                <text:p>0.6620665082012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0.761166426886094">
                <text:p>0.7611664268860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0.828374487398461">
                <text:p>0.8283744873984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0.826761257633713">
                <text:p>0.8267612576337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0.74766333807507">
                <text:p>0.747663338075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0.812383451943062">
                <text:p>0.8123834519430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0.808186724305902">
                <text:p>0.8081867243059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0.854713933851424">
                <text:p>0.8547139338514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">
                <text:p>90</text:p>
              </table:table-cell>
              <table:table-cell office:value-type="float" office:value="0.838787361508951">
                <text:p>0.8387873615089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0.821172532253252">
                <text:p>0.8211725322532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08cm" svg:height="9.006cm" xlink:href=".." xlink:type="simple" chart:class="chart:scatter" chart:style-name="ch1">
        <chart:title svg:x="18.07cm" svg:y="0.316cm" chart:style-name="ch2">
          <text:p>WCSS-K</text:p>
        </chart:title>
        <chart:legend chart:legend-position="end" svg:x="35.704cm" svg:y="4.204cm" style:legend-expansion="high" chart:style-name="ch3"/>
        <chart:plot-area chart:style-name="ch4" table:cell-range-address="Sheet1.A1:Sheet1.A51 Sheet1.C1:Sheet1.C51" chart:data-source-has-labels="row" svg:x="2.197cm" svg:y="1.248cm" svg:width="32.472cm" svg:height="6.568cm">
          <chartooo:coordinate-region svg:x="3.189cm" svg:y="1.447cm" svg:width="31.2cm" svg:height="5.722cm"/>
          <chart:axis chart:dimension="x" chart:name="primary-x" chart:style-name="ch5">
            <chart:title svg:x="18.27cm" svg:y="7.996cm" chart:style-name="ch6">
              <text:p>K</text:p>
            </chart:title>
          </chart:axis>
          <chart:axis chart:dimension="y" chart:name="primary-y" chart:style-name="ch5">
            <chart:title svg:x="0.876cm" svg:y="5.066cm" chart:style-name="ch7">
              <text:p>WCSS</text:p>
            </chart:title>
            <chart:grid chart:style-name="ch8" chart:class="major"/>
          </chart:axis>
          <chart:series chart:style-name="ch9" chart:values-cell-range-address="Sheet1.C2:Sheet1.C51" chart:label-cell-address="Sheet1.C1:Sheet1.C1" chart:class="chart:scatter">
            <chart:domain table:cell-range-address="Sheet1.A2:Sheet1.A51"/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CS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51</svg:desc>
                </draw:g>
              </table:table-cell>
              <table:table-cell office:value-type="float" office:value="940.833856097517">
                <text:p>940.833856097517</text:p>
                <draw:g>
                  <svg:desc>Sheet1.C2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40.051263862117">
                <text:p>940.051263862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920.939707535942">
                <text:p>920.9397075359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905.000667014557">
                <text:p>905.000667014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80.055865783253">
                <text:p>880.055865783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89.426779610342">
                <text:p>889.426779610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65.037559169084">
                <text:p>865.0375591690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68.960177797188">
                <text:p>868.9601777971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96.939075292251">
                <text:p>896.939075292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47.39964674929">
                <text:p>847.399646749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815.814018946264">
                <text:p>815.8140189462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836.756658705591">
                <text:p>836.7566587055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841.00114348605">
                <text:p>841.001143486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816.6539380777">
                <text:p>816.65393807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806.341487569022">
                <text:p>806.341487569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792.953240274932">
                <text:p>792.9532402749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802.133099553336">
                <text:p>802.1330995533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811.292942742155">
                <text:p>811.2929427421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782.007956118062">
                <text:p>782.0079561180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796.196940637766">
                <text:p>796.1969406377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786.482179384871">
                <text:p>786.4821793848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769.121606205936">
                <text:p>769.1216062059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776.733226260511">
                <text:p>776.7332262605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778.615413559735">
                <text:p>778.6154135597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771.732564321413">
                <text:p>771.7325643214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771.313732625134">
                <text:p>771.3137326251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776.579354907223">
                <text:p>776.5793549072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768.459503247585">
                <text:p>768.4595032475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777.848322282844">
                <text:p>777.8483222828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776.850007706512">
                <text:p>776.8500077065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760.515676268947">
                <text:p>760.5156762689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753.94672696989">
                <text:p>753.946726969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734.539857710426">
                <text:p>734.5398577104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741.871268161286">
                <text:p>741.8712681612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729.572628314484">
                <text:p>729.5726283144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746.388318379406">
                <text:p>746.3883183794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726.868183482044">
                <text:p>726.8681834820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740.866940814914">
                <text:p>740.8669408149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734.741450783378">
                <text:p>734.7414507833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723.706861909404">
                <text:p>723.7068619094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746.304544673737">
                <text:p>746.3045446737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736.479264976981">
                <text:p>736.4792649769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706.320488511202">
                <text:p>706.3204885112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719.115606610646">
                <text:p>719.1156066106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757.113339054643">
                <text:p>757.1133390546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707.904788644059">
                <text:p>707.9047886440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689.971018623787">
                <text:p>689.9710186237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655.158409867219">
                <text:p>655.1584098672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">
                <text:p>90</text:p>
              </table:table-cell>
              <table:table-cell office:value-type="float" office:value="674.250568011341">
                <text:p>674.2505680113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646.933506078531">
                <text:p>646.9335060785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